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28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1.577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Accent_20_3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slot</text:p>
          </table:table-cell>
          <table:table-cell table:style-name="ce6" office:value-type="string" calcext:value-type="string">
            <text:p>dealer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flea filt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nalog thermome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56700" calcext:value-type="float">
            <text:p>567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2]-[.F2]" office:value-type="float" office:value="56699" calcext:value-type="float">
            <text:p>5669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ast wing room 206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180900" calcext:value-type="float">
            <text:p>1809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3]-[.F3]" office:value-type="float" office:value="180899" calcext:value-type="float">
            <text:p>18089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East wing room 322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108750" calcext:value-type="float">
            <text:p>1087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4]-[.F4]" office:value-type="float" office:value="108749" calcext:value-type="float">
            <text:p>10874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East wing room 216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200550" calcext:value-type="float">
            <text:p>2005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5]-[.F5]" office:value-type="float" office:value="200549" calcext:value-type="float">
            <text:p>20054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East wing room 209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57000" calcext:value-type="float">
            <text:p>57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6]-[.F6]" office:value-type="float" office:value="56999" calcext:value-type="float">
            <text:p>5699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Key to pharmac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60750" calcext:value-type="float">
            <text:p>607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7]-[.F7]" office:value-type="float" office:value="60749" calcext:value-type="float">
            <text:p>6074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KMZ 1P59 3-10x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4874" calcext:value-type="float">
            <text:p>1487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8]-[.F8]" office:value-type="float" office:value="14873" calcext:value-type="float">
            <text:p>1487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KMZ 1P69 3-10x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6884" calcext:value-type="float">
            <text:p>168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9]-[.F9]" office:value-type="float" office:value="16883" calcext:value-type="float">
            <text:p>1688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VOMZ Pilad 4x32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9693" calcext:value-type="float">
            <text:p>969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0]-[.F10]" office:value-type="float" office:value="9692" calcext:value-type="float">
            <text:p>969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Zenit-Belomo PSO 1M2-1 4x24 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3255" calcext:value-type="float">
            <text:p>1325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1]-[.F11]" office:value-type="float" office:value="13254" calcext:value-type="float">
            <text:p>1325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Burris FullField TAC 30 1-4x24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21083" calcext:value-type="float">
            <text:p>2108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2]-[.F12]" office:value-type="float" office:value="21082" calcext:value-type="float">
            <text:p>2108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Optical scope March Tactical 3-24x42 FF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27882" calcext:value-type="float">
            <text:p>2788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3]-[.F13]" office:value-type="float" office:value="27881" calcext:value-type="float">
            <text:p>2788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Leupold Mark 4 LR 6.5-20x50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39248" calcext:value-type="float">
            <text:p>3924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4]-[.F14]" office:value-type="float" office:value="39247" calcext:value-type="float">
            <text:p>3924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Zenit-Belomo PSO 1 4x24 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1915" calcext:value-type="float">
            <text:p>119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5]-[.F15]" office:value-type="float" office:value="11914" calcext:value-type="float">
            <text:p>11914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시트1.A1:시트1.G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00/00/00</text:date>, <text:time style:data-style-name="N2" text:time-value="00:55:30.729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2:07:51.936000000</meta:creation-date>
    <dc:date>2020-03-06T00:55:54.971000000</dc:date>
    <meta:editing-duration>PT11M1S</meta:editing-duration>
    <meta:editing-cycles>8</meta:editing-cycles>
    <meta:generator>LibreOffice/6.4.0.3$Windows_X86_64 LibreOffice_project/b0a288ab3d2d4774cb44b62f04d5d28733ac6df8</meta:generator>
    <meta:document-statistic meta:table-count="1" meta:cell-count="105" meta:object-count="0"/>
  </office:meta>
</office:document-meta>
</file>